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BA000000E98DF13393.png"/>
  <manifest:file-entry manifest:media-type="image/jpeg" manifest:full-path="Pictures/100000000000006400000085A902D779.jp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Arial" svg:font-family="Arial"/>
    <style:font-face style:name="StarSymbol" svg:font-family="StarSymbol"/>
    <style:font-face style:name="Tahoma1" svg:font-family="Tahoma"/>
    <style:font-face style:name="Lucida Sans Unicode" svg:font-family="'Lucida Sans Unicode'" style:font-pitch="variable"/>
    <style:font-face style:name="Tahoma" svg:font-family="Tahoma" style:font-pitch="variable"/>
    <style:font-face style:name="Arial2" svg:font-family="Arial" style:font-family-generic="swiss" style:font-pitch="variable"/>
    <style:font-face style:name="Arial1" svg:font-family="Arial" style:font-adornments="Standard" style:font-family-generic="swiss" style:font-pitch="variable"/>
  </office:font-face-decls>
  <office:automatic-styles>
    <style:style style:name="Fusszeilentabelle" style:family="table">
      <style:table-properties style:width="16.281cm" table:align="margins"/>
    </style:style>
    <style:style style:name="Fusszeilentabelle.A" style:family="table-column">
      <style:table-column-properties style:column-width="4.069cm" style:rel-column-width="16383*"/>
    </style:style>
    <style:style style:name="Fusszeilentabelle.D" style:family="table-column">
      <style:table-column-properties style:column-width="4.071cm" style:rel-column-width="16386*"/>
    </style:style>
    <style:style style:name="Fusszeilentabelle.1" style:family="table-row">
      <style:table-row-properties style:row-height="1.7cm"/>
    </style:style>
    <style:style style:name="Fusszeilentabelle.A1" style:family="table-cell">
      <style:table-cell-properties style:vertical-align="bottom"/>
    </style:style>
    <style:style style:name="Fusszeilentabelle" style:family="table">
      <style:table-properties style:width="16.281cm" table:align="margins"/>
    </style:style>
    <style:style style:name="Fusszeilentabelle.A" style:family="table-column">
      <style:table-column-properties style:column-width="4.069cm" style:rel-column-width="16383*"/>
    </style:style>
    <style:style style:name="Fusszeilentabelle.D" style:family="table-column">
      <style:table-column-properties style:column-width="4.071cm" style:rel-column-width="16386*"/>
    </style:style>
    <style:style style:name="Fusszeilentabelle.1" style:family="table-row">
      <style:table-row-properties style:row-height="1.7cm"/>
    </style:style>
    <style:style style:name="Fusszeilentabelle.A1" style:family="table-cell">
      <style:table-cell-properties style:vertical-align="bottom"/>
    </style:style>
    <style:style style:name="P1" style:family="paragraph" style:parent-style-name="Fußzeile_5f_Wollmux">
      <style:text-properties text:display="true"/>
    </style:style>
    <style:style style:name="P2" style:family="paragraph" style:parent-style-name="WollMuxVerfuegungspunkt1">
      <style:text-properties text:display="true"/>
    </style:style>
    <style:style style:name="P3" style:family="paragraph" style:parent-style-name="Fußzeile_5f_Wollmux">
      <style:text-properties text:display="true"/>
    </style:style>
    <style:style style:name="P4" style:family="paragraph" style:parent-style-name="Adresse_5f_Angaben">
      <style:paragraph-properties>
        <style:tab-stops>
          <style:tab-stop style:position="1.199cm"/>
        </style:tab-stops>
      </style:paragraph-properties>
    </style:style>
    <style:style style:name="P5" style:family="paragraph" style:parent-style-name="Fließtext">
      <style:text-properties text:display="true"/>
    </style:style>
    <style:style style:name="P6" style:family="paragraph">
      <style:paragraph-properties fo:text-align="center"/>
    </style:style>
    <style:style style:name="P7" style:family="paragraph">
      <style:paragraph-properties fo:text-align="center"/>
      <style:text-properties fo:font-size="12pt"/>
    </style:style>
    <style:style style:name="T1" style:family="text">
      <style:text-properties text:display="true"/>
    </style:style>
    <style:style style:name="T2" style:family="text">
      <style:text-properties text:display="none"/>
    </style:style>
    <style:style style:name="fr1" style:family="graphic" style:parent-style-name="Frame">
      <style:graphic-properties fo:margin-left="0cm" fo:margin-right="0cm" fo:margin-top="0cm" fo:margin-bottom="0cm" style:protect="size position" style:wrap="none" style:vertical-pos="from-top" style:vertical-rel="page" style:horizontal-pos="from-left" style:horizontal-rel="page" fo:padding="0cm" fo:border="none" style:shadow="none">
        <style:columns fo:column-count="1" fo:column-gap="0cm"/>
      </style:graphic-properties>
    </style:style>
    <style:style style:name="fr2" style:family="graphic" style:parent-style-name="Frame">
      <style:graphic-properties fo:margin-left="0cm" fo:margin-right="0cm" fo:margin-top="0cm" fo:margin-bottom="0cm" style:protect="content size position" style:wrap="none" style:vertical-pos="from-top" style:vertical-rel="page" style:horizontal-pos="from-left" style:horizontal-rel="page" fo:padding="0cm" fo:border="none" style:shadow="none">
        <style:columns fo:column-count="1" fo:column-gap="0cm"/>
      </style:graphic-properties>
    </style:style>
    <style:style style:name="fr3" style:family="graphic" style:parent-style-name="Frame">
      <style:graphic-properties style:wrap="run-through" style:number-wrapped-paragraphs="no-limit" style:vertical-pos="bottom" style:vertical-rel="page" style:horizontal-pos="from-left" style:horizontal-rel="page-start-margin" fo:background-color="transparent" style:background-transparency="100%" fo:padding="0cm" fo:border="none">
        <style:background-image/>
      </style:graphic-properties>
    </style:style>
    <style:style style:name="fr4" style:family="graphic" style:parent-style-name="Graphics">
      <style:graphic-properties fo:margin-left="0.152cm" fo:margin-right="0.152cm" style:run-through="foreground" style:protect="content size position" style:wrap="run-through" style:number-wrapped-paragraphs="no-limit" style:vertical-pos="from-top" style:vertical-rel="page" style:horizontal-pos="from-left"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Frame">
      <style:graphic-properties style:run-through="foreground" style:protect="size position" style:wrap="run-through" style:number-wrapped-paragraphs="no-limit" style:vertical-pos="from-top" style:vertical-rel="page-content" style:horizontal-pos="from-left" style:horizontal-rel="page-content" fo:padding="0cm" fo:border="none" style:shadow="none" style:editable="true"/>
    </style:style>
    <style:style style:name="fr6" style:family="graphic" style:parent-style-name="Frame">
      <style:graphic-properties style:run-through="foreground" style:protect="size position" style:wrap="run-through" style:number-wrapped-paragraphs="no-limit" style:vertical-pos="from-top" style:vertical-rel="page-content" style:horizontal-pos="from-left" style:horizontal-rel="page-content" fo:padding="0cm" fo:border="none" style:shadow="none"/>
    </style:style>
    <style:style style:name="fr7" style:family="graphic" style:parent-style-name="Frame">
      <style:graphic-properties style:run-through="foreground" style:protect="size position" style:wrap="run-through" style:number-wrapped-paragraphs="no-limit" style:vertical-pos="from-top" style:vertical-rel="page-content" style:horizontal-pos="from-left" style:horizontal-rel="page-content" fo:padding="0cm" fo:border="none" style:shadow="none">
        <style:columns fo:column-count="1" fo:column-gap="0cm"/>
      </style:graphic-properties>
    </style:style>
    <style:style style:name="fr8" style:family="graphic" style:parent-style-name="Frame">
      <style:graphic-properties style:protect="content size position" style:vertical-pos="from-top" style:vertical-rel="page-content" style:horizontal-pos="from-left" style:horizontal-rel="page-content" fo:padding="0cm" fo:border="none" style:shadow="none"/>
    </style:style>
    <style:style style:name="fr9" style:family="graphic" style:parent-style-name="Frame">
      <style:graphic-properties fo:margin-left="0cm" fo:margin-right="0cm" fo:margin-top="0cm" fo:margin-bottom="0cm" style:protect="content size position" style:vertical-pos="from-top" style:vertical-rel="page-content" style:horizontal-pos="from-left" style:horizontal-rel="page-content" fo:padding="0cm" fo:border="none" style:shadow="none"/>
    </style:style>
    <style:style style:name="fr10" style:family="graphic" style:parent-style-name="Frame">
      <style:graphic-properties style:protect="content size position" style:vertical-pos="from-top" style:vertical-rel="page-content" style:horizontal-pos="from-left" style:horizontal-rel="page-content" fo:padding="0cm" fo:border="none" style:shadow="none">
        <style:columns fo:column-count="1" fo:column-gap="0cm"/>
      </style:graphic-properties>
    </style:style>
    <style:style style:name="fr11" style:family="graphic" style:parent-style-name="Frame">
      <style:graphic-properties style:run-through="background" style:protect="content size position" style:wrap="run-through" style:number-wrapped-paragraphs="no-limit" style:vertical-pos="from-top" style:vertical-rel="page-content" style:horizontal-pos="from-left" style:horizontal-rel="page-content" fo:padding="0cm" fo:border="none" style:shadow="none"/>
    </style:style>
    <style:style style:name="fr12" style:family="graphic" style:parent-style-name="Graphics">
      <style:graphic-properties fo:margin-left="0cm" fo:margin-right="0cm" style:protect="content size position" style:vertical-pos="from-top" style:vertical-rel="page-content" style:horizontal-pos="from-left" style:horizontal-rel="page-content"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textarea-horizontal-align="center" draw:textarea-vertical-align="middle" style:protect="position size" style:run-through="foreground" style:wrap="run-through" style:number-wrapped-paragraphs="no-limit" style:vertical-pos="from-top" style:vertical-rel="page-content" style:horizontal-pos="from-left" style:horizontal-rel="page-content" draw:wrap-influence-on-position="once-concurrent" style:flow-with-text="false"/>
    </style:style>
    <style:style style:name="gr2" style:family="graphic">
      <style:graphic-properties draw:textarea-horizontal-align="center" draw:textarea-vertical-align="middle" style:protect="position size" fo:margin-left="0cm" fo:margin-right="0cm" fo:margin-top="0cm" fo:margin-bottom="0cm" style:run-through="foreground" style:wrap="run-through" style:number-wrapped-paragraphs="no-limit" style:vertical-pos="from-top" style:vertical-rel="page-content" style:horizontal-pos="from-left" style:horizontal-rel="page-content" draw:wrap-influence-on-position="once-concurrent" style:flow-with-text="false"/>
    </style:style>
    <number:date-style style:name="N36" number:automatic-order="true">
      <number:day number:style="long"/>
      <number:text>.</number:text>
      <number:month number:style="long"/>
      <number:text>.</number:text>
      <number:year number:style="long"/>
    </number:dat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usszeile_Dateiname" text:anchor-type="page" text:anchor-page-number="1" svg:x="2.499cm" svg:y="28.131cm" svg:width="16.281cm" svg:height="0.3cm" draw:z-index="15">
        <draw:text-box>
          <text:p text:style-name="P1"><text:bookmark-start text:name="WM(CMD 'draftOnly')"/><text:bookmark-start text:name="Dateiname"/><text:s/><text:bookmark-end text:name="WM(CMD 'draftOnly')"/><text:bookmark-end text:name="Dateiname"/></text:p>
        </draw:text-box>
      </draw:frame>
      <draw:frame draw:style-name="fr2" draw:name="Fusszeile" text:anchor-type="page" text:anchor-page-number="1" svg:x="2.499cm" svg:y="26.27cm" svg:width="16.281cm" svg:height="1.7cm" draw:z-index="16">
        <draw:text-box>
          <table:table table:name="Fusszeilentabelle" table:style-name="Fusszeilentabelle">
            <table:table-column table:style-name="Fusszeilentabelle.A" table:number-columns-repeated="3"/>
            <table:table-column table:style-name="Fusszeilentabelle.D"/>
            <table:table-row table:style-name="Fusszeilentabelle.1">
              <table:table-cell table:style-name="Fusszeilentabelle.A1" office:value-type="string">
                <text:p text:style-name="Fußzeile_5f_Wollmux">S-Bahn Linien S1-S8<text:line-break/>Haltestelle Karlsplatz/Stachus<text:line-break/>U-Bahn Linien U1/U2/U3/U6<text:line-break/>Haltestelle Sendlinger Tor </text:p>
              </table:table-cell>
              <table:table-cell table:style-name="Fusszeilentabelle.A1" office:value-type="string">
                <text:p text:style-name="Fußzeile_5f_Wollmux">U-Bahn Linien U4/U5<text:line-break/>Haltestelle Karlsplatz/Stachus<text:line-break/>Straßenbahn Linien 16,17,18,27<text:line-break/>Haltestelle Sendlinger Tor </text:p>
              </table:table-cell>
              <table:table-cell table:style-name="Fusszeilentabelle.A1" office:value-type="string">
                <text:p text:style-name="Fußzeile_5f_Wollmux">Internet:<text:line-break/>http://www.muenchen.de/limux<text:line-break/><text:line-break/> </text:p>
              </table:table-cell>
              <table:table-cell table:style-name="Fusszeilentabelle.A1" office:value-type="string">
                <text:p text:style-name="Fußzeile_5f_Wollmux"><text:s text:c="2"/></text:p>
              </table:table-cell>
            </table:table-row>
          </table:table>
          <text:p text:style-name="Standard"/>
        </draw:text-box>
      </draw:frame>
      <draw:frame draw:style-name="fr3" draw:name="WollMuxDaten" text:anchor-type="page" text:anchor-page-number="1" svg:x="0cm" svg:width="0.005cm" svg:height="0.041cm" draw:z-index="18">
        <draw:text-box>
          <text:p text:style-name="Frame_20_contents"><office:annotation>
       <dc:creator>PrintFunction</dc:creator>
       <dc:date>2008-12-03T00:00:00</dc:date>
       <text:p>SachleitendeVerfuegung</text:p>
      </office:annotation><office:annotation>
       <dc:creator>WollMuxFormularwerte</dc:creator>
       <dc:date>2008-12-03T00:00:00</dc:date>
       <text:p/>
       <text:p>WM(</text:p>
       <text:p/>
       <text:p>  Formularwerte(</text:p>
       <text:p>    (ID "#DS" VALUE "25")</text:p>
       <text:p>    (ID "#SB" VALUE "25")</text:p>
       <text:p>    (ID "Zahl" VALUE "25")</text:p>
       <text:p>  )</text:p>
       <text:p>)</text:p>
       <text:p/>
      </office:annotation></text:p>
        </draw:text-box>
      </draw:frame>
      <draw:frame draw:style-name="fr4" draw:name="WollMux Logo" text:anchor-type="page" text:anchor-page-number="1" svg:x="18cm" svg:y="26.85cm" svg:width="0.776cm" svg:height="1.032cm" draw:z-index="17">
        <draw:image xlink:href="Pictures/100000000000006400000085A902D779.jpg" xlink:type="simple" xlink:show="embed" xlink:actuate="onLoad"/>
      </draw:frame>
      <text:section text:style-name="Sect1" text:name="Verankerung Datum">
        <text:p text:style-name="AnkerUndTabellenschutz"><draw:frame draw:style-name="fr5" draw:name="Datum" text:anchor-type="paragraph" svg:x="12.201cm" svg:y="5.099cm" svg:width="4.069cm" svg:height="1.199cm" draw:z-index="3">
      <draw:text-box>
       <text:section text:style-name="Sect1" text:name="Datum" text:protected="true">
        <text:p text:style-name="Datum">Datum</text:p>
       </text:section>
       <text:p text:style-name="Datum"><text:date style:data-style-name="N36" text:date-value="2008-12-03T12:49:38" text:fixed="true">03.12.2008</text:date></text:p>
      </draw:text-box>
     </draw:frame><draw:frame draw:style-name="fr6" draw:name="Empfängerfeld" text:anchor-type="paragraph" svg:x="0cm" svg:y="0cm" svg:width="8.1cm" svg:height="3.251cm" draw:z-index="2">
      <draw:text-box>
       <text:p text:style-name="Adresse_5f_Empfänger"><text:bookmark-start text:name="WM(CMD'insertFormValue' ID 'EmpfaengerZustellvermerk')"/><text:drop-down text:name="Zustellvermerk"><text:label text:value="          "/><text:label text:value="Einschreiben"/><text:label text:value="Einschreiben eigenhändig"/><text:label text:value="Einschreiben mit Rückschein"/><text:label text:value="Einschreiben eigenhändig mit Rückschein"/><text:label text:value="elektronischer Postzustellungsauftrag"/><text:label text:value="gegen Empfangsbekenntnis"/><text:label text:value="gegen Postzustellungsurkunde"/><text:label text:value="per E-Mail"/><text:label text:value="per Telefax"/><text:label text:value="öffentliche Zustellung"/><text:label text:current-selected="true" text:value=" "/> </text:drop-down><text:bookmark-end text:name="WM(CMD'insertFormValue' ID 'EmpfaengerZustellvermerk')"/></text:p>
       <text:p text:style-name="Adresse_5f_Empfänger"><text:bookmark-start text:name="WM(CMD'insertFormValue' ID 'EmpfaengerZeile1')"/><text:text-input text:description=""/><text:bookmark-end text:name="WM(CMD'insertFormValue' ID 'EmpfaengerZeile1')"/></text:p>
       <text:p text:style-name="Adresse_5f_Empfänger"><text:bookmark-start text:name="WM(CMD'insertFormValue' ID 'EmpfaengerZeile2')"/><text:text-input text:description=""/><text:bookmark-end text:name="WM(CMD'insertFormValue' ID 'EmpfaengerZeile2')"/></text:p>
       <text:p text:style-name="Adresse_5f_Empfänger"><text:bookmark-start text:name="WM(CMD'insertFormValue' ID 'EmpfaengerZeile3')"/><text:text-input text:description=""/><text:bookmark-end text:name="WM(CMD'insertFormValue' ID 'EmpfaengerZeile3')"/></text:p>
       <text:p text:style-name="Adresse_5f_Empfänger"><text:bookmark-start text:name="WM(CMD'insertFormValue' ID 'EmpfaengerZeile4')"/><text:text-input text:description=""/><text:bookmark-end text:name="WM(CMD'insertFormValue' ID 'EmpfaengerZeile4')"/></text:p>
       <text:p text:style-name="Adresse_5f_Empfänger"><text:bookmark-start text:name="WM(CMD'insertFormValue' ID 'EmpfaengerZeile5')"/><text:text-input text:description=""/><text:bookmark-end text:name="WM(CMD'insertFormValue' ID 'EmpfaengerZeile5')"/></text:p>
       <text:p text:style-name="Adresse_5f_Empfänger"><text:bookmark-start text:name="WM(CMD'insertFormValue' ID 'EmpfaengerZeile6')"/><text:text-input text:description=""/><text:bookmark-end text:name="WM(CMD'insertFormValue' ID 'EmpfaengerZeile6')"/></text:p>
      </draw:text-box>
     </draw:frame><draw:frame draw:style-name="fr7" draw:name="Schreiben" text:anchor-type="paragraph" svg:x="0cm" svg:y="5.099cm" svg:width="3.5cm" svg:height="1.199cm" draw:z-index="6">
      <draw:text-box>
       <text:section text:style-name="Sect1" text:name="Ihr Schreiben vom" text:protected="true">
        <text:p text:style-name="Schreiben">Ihr Schreiben vom</text:p>
       </text:section>
       <text:p text:style-name="Schreiben"><text:bookmark-start text:name="WM(CMD'insertFormValue' ID 'IhrSchreibenVom')"/><text:text-input text:description=""/><text:bookmark-end text:name="WM(CMD'insertFormValue' ID 'IhrSchreibenVom')"/></text:p>
      </draw:text-box>
     </draw:frame><draw:frame draw:style-name="fr6" draw:name="Zeichen" text:anchor-type="paragraph" svg:x="4.05cm" svg:y="5.099cm" svg:width="3.5cm" svg:height="1.199cm" draw:z-index="5">
      <draw:text-box>
       <text:section text:style-name="Sect1" text:name="Ihr Zeichen" text:protected="true">
        <text:p text:style-name="Zeichen">Ihr Zeichen</text:p>
       </text:section>
       <text:p text:style-name="Zeichen"><text:bookmark-start text:name="WM(CMD'insertFormValue' ID 'IhrZeichen')"/><text:text-input text:description=""/><text:bookmark-end text:name="WM(CMD'insertFormValue' ID 'IhrZeichen')"/></text:p>
      </draw:text-box>
     </draw:frame><draw:frame draw:style-name="fr6" draw:name="UnserZeichen" text:anchor-type="paragraph" svg:x="8.1cm" svg:y="5.099cm" svg:width="3.5cm" svg:height="1.199cm" draw:z-index="4">
      <draw:text-box>
       <text:section text:style-name="Sect1" text:name="Unser Zeichen" text:protected="true">
        <text:p text:style-name="Zeichen">Unser Zeichen</text:p>
       </text:section>
       <text:p text:style-name="Zeichen"><text:bookmark-start text:name="WM(CMD'insertFormValue' ID 'UnserZeichen')"/><text:text-input text:description=""/><text:bookmark-end text:name="WM(CMD'insertFormValue' ID 'UnserZeichen')"/></text:p>
      </draw:text-box>
     </draw:frame><draw:line text:anchor-type="paragraph" draw:z-index="14" draw:name="StrichUnterFensterzeile" draw:style-name="gr2" draw:text-style-name="P7" svg:x1="0cm" svg:y1="-0.349cm" svg:x2="8.098cm" svg:y2="-0.349cm">
      <text:p/>
     </draw:line></text:p>
      </text:section>
      <text:section text:style-name="Sect1" text:name="Schutz für Rahmen - Verankerung" text:protected="true">
        <text:p text:style-name="Weisse_5f_Schrift"><draw:frame draw:style-name="fr8" draw:name="Zusatz_Dienststelle" text:anchor-type="paragraph" svg:x="0cm" svg:y="-4.399cm" svg:width="9.999cm" draw:z-index="7">
      <draw:text-box fo:min-height="0.75cm">
       <text:p text:style-name="Zusatz_5f_Referat"><text:s/></text:p>
      </draw:text-box>
     </draw:frame><draw:frame draw:style-name="fr9" draw:name="WollMuxVerfuegungspunkt1" text:anchor-type="paragraph" svg:x="-0.7cm" svg:y="0cm" svg:width="0.499cm" svg:height="0.499cm" draw:z-index="8">
      <draw:text-box>
       <text:p text:style-name="P2">I.</text:p>
      </draw:text-box>
     </draw:frame><draw:frame draw:style-name="fr12" draw:name="Münchner Kindl" text:anchor-type="paragraph" svg:x="10.82cm" svg:y="-4.399cm" svg:width="0.69cm" svg:height="0.861cm" draw:z-index="9"><draw:image xlink:href="Pictures/10000000000000BA000000E98DF13393.png" xlink:type="simple" xlink:show="embed" xlink:actuate="onLoad"/>
     </draw:frame><draw:frame draw:style-name="fr10" draw:name="LHM_Referat" text:anchor-type="paragraph" svg:x="12.201cm" svg:y="-4.399cm" svg:width="5.6cm" svg:height="2.03cm" draw:z-index="10">
      <draw:text-box>
       <text:p text:style-name="LHM">Landeshauptstadt</text:p>
       <text:p text:style-name="LHM">München</text:p>
       <text:p text:style-name="Referat">Direktorium</text:p>
      </draw:text-box>
     </draw:frame><draw:frame draw:style-name="fr8" draw:name="Absenderdaten" text:anchor-type="paragraph" svg:x="12.201cm" svg:y="-0.9cm" svg:width="5.6cm" draw:z-index="11">
      <draw:text-box fo:min-height="0.499cm">
       <text:p text:style-name="Hauptabteilung_5f_Fachbereich">HA III - Informationstechnologie<text:line-break/>IT-Dienstleistungen<text:line-break/>Serviceteam LiMux Basisclient </text:p>
       <text:p text:style-name="Hauptabteilung_5f_Fachbereich">D-III-ITD-D101 </text:p>
       <text:p text:style-name="Adresse_5f_Angaben"/>
       <text:p text:style-name="P4">Herzogspitalstr. 24<text:line-break/>80331 München<text:line-break/>Telefon:<text:tab/>089 233-92749<text:line-break/>Telefax:<text:tab/>089 233-989 92749<text:line-break/>Dienstgebäude:<text:line-break/>Herzog-Wilhelm-Str. 22<text:line-break/>Zimmer: 404<text:line-break/>Sachbearbeitung:<text:line-break/>Herr Lutz<text:line-break/>christoph.lutz@muenchen.de </text:p>
      </draw:text-box>
     </draw:frame><draw:frame draw:style-name="fr8" draw:name="Fensterzeile" text:anchor-type="paragraph" svg:x="0cm" svg:y="-0.9cm" svg:width="8.1cm" svg:height="0.55cm" draw:z-index="12">
      <draw:text-box>
       <text:p text:style-name="Fensterzeile">Landeshauptstadt München, Direktorium </text:p>
       <text:p text:style-name="Fensterzeile">Herzogspitalstr. 24, 80331 München </text:p>
      </draw:text-box>
     </draw:frame><draw:frame draw:style-name="fr11" draw:name="Absatzformate importieren" text:anchor-type="paragraph" svg:x="0cm" svg:y="-5.099cm" svg:width="2cm" svg:height="0.499cm" draw:z-index="13">
      <draw:text-box>
       <text:p text:style-name="Frame_20_contents"/>
      </draw:text-box>
     </draw:frame><draw:line text:anchor-type="paragraph" draw:z-index="0" draw:name="Faltmarke oben" draw:style-name="gr1" draw:text-style-name="P6" svg:x1="-2.499cm" svg:y1="4.9cm" svg:x2="-1.599cm" svg:y2="4.9cm">
      <text:p/>
     </draw:line><draw:line text:anchor-type="paragraph" draw:z-index="1" draw:name="Faltmarke unten" draw:style-name="gr1" draw:text-style-name="P6" svg:x1="-2.499cm" svg:y1="9.252cm" svg:x2="-1.599cm" svg:y2="9.252cm">
      <text:p/>
     </draw:line></text:p>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section>
      <text:p text:style-name="Fließtext"><text:database-display text:table-name="Table" text:table-type="table" text:column-name="Zahl" text:database-name="DataBase">25</text:database-display></text:p>
      <text:p text:style-name="WollMuxVerfuegungspunktAbdruck"><text:span text:style-name="WollMuxRoemischeZiffer"><text:span text:style-name="T1">II.<text:tab/></text:span></text:span><text:span text:style-name="T1">Abdruck von I.</text:span></text:p>
      <text:p text:style-name="P5">Er hörte leise Schritte hinter sich. Das bedeutete nichts Gutes. Wer würde ihm schon folgen, spät in der Nacht und dazu noch in dieser engen Gasse mitten im übel beleumundeten Hafenviertel? Gerade jetzt, wo er das Ding seines Lebens gedreht hatte und mit der Beute verschwinden wollte! Hatte einer seiner zahllosen Kollegen dieselbe Idee gehabt, ihn beobachtet und abgewartet, um ihn nun um die Früchte seiner Arbeit zu erleichtern? Oder gehörten die Schritte hinter ihm zu einem der unzähligen Gesetzeshüter dieser Stadt, und die stählerne Acht um seine Handgelenke würde gleich zuschnappen? Er konnte die Aufforderung stehen zu bleiben schon hören. Gehetzt sah er sich um. Plötzlich erblickte er den schmalen Durchgang. Blitzartig drehte er sich nach rechts und verschwand zwischen den beiden Gebäuden. Beinahe wäre er dabei über den umgestürzten Mülleimer gefallen, der mitten im Weg lag. Er versuchte, sich in der Dunkelheit seinen Weg zu ertasten und erstarrte: Anscheinend gab es keinen anderen Ausweg aus diesem kleinen Hof als den Durchgang, durch den er gekommen war. Die Schritte wurden lauter und lauter, er sah eine dunkle Gestalt um die Ecke biegen. Fieberhaft irrten seine Augen durch die nächtliche Dunkelheit und suchten einen Ausweg. War jetzt wirklich alles vorbei, waren alle Mühe und alle Vorbereitungen umsonst? Er presste sich ganz eng an die Wand hinter ihm und hoffte, der Verfolger würde ihn übersehen, als plötzlich neben ihm mit kaum wahrnehmbarem Quietschen eine Tür im nächtlichen Wind hin und her schwang. Könnte dieses der flehentlich herbeigesehnte Ausweg aus seinem Dilemma sein? Langsam bewegte er sich auf die offene Tür zu, immer dicht an die Mauer gepresst. Würde diese Tür seine Rettung werden?</text:p>
      <text:p text:style-name="P5"/>
      <text:p text:style-name="WollMuxVerfuegungspunktAbdruck"><text:span text:style-name="WollMuxRoemischeZiffer"><text:span text:style-name="T1">III.<text:tab/></text:span></text:span><text:span text:style-name="T1">Abdruck von I. und II.</text:span></text:p>
      <text:p text:style-name="P5">Er hörte leise Schritte hinter sich. Das bedeutete nichts Gutes. Wer würde ihm schon folgen, spät in der Nacht und dazu noch in dieser engen Gasse mitten im übel beleumundeten Hafenviertel? Gerade jetzt, wo er das Ding seines Lebens gedreht hatte und mit der Beute verschwinden wollte! Hatte einer seiner zahllosen Kollegen dieselbe Idee gehabt, ihn beobachtet und abgewartet, um ihn nun um die Früchte seiner Arbeit zu erleichtern? Oder gehörten die Schritte hinter ihm zu einem der unzähligen Gesetzeshüter dieser Stadt, und die stählerne Acht um seine Handgelenke würde gleich zuschnappen? Er konnte die Aufforderung stehen zu bleiben schon hören. Gehetzt sah er sich um. Plötzlich erblickte er den schmalen Durchgang. Blitzartig drehte er sich nach rechts und verschwand zwischen den beiden Gebäuden. Beinahe wäre er dabei über den umgestürzten Mülleimer gefallen, der mitten im Weg lag. Er versuchte, sich in der Dunkelheit seinen Weg zu ertasten und erstarrte: Anscheinend gab es keinen anderen Ausweg aus diesem kleinen Hof als den Durchgang, durch den er gekommen war. Die Schritte wurden lauter und lauter, er sah eine dunkle Gestalt um die Ecke biegen. Fieberhaft irrten seine Augen durch die nächtliche Dunkelheit und suchten einen Ausweg. War jetzt wirklich alles vorbei, waren alle Mühe und alle Vorbereitungen umsonst? Er presste sich ganz eng an die Wand hinter ihm und hoffte, der Verfolger würde ihn übersehen, als plötzlich neben ihm mit kaum wahrnehmbarem Quietschen eine Tür im nächtlichen Wind hin und her schwang. Könnte dieses der flehentlich herbeigesehnte Ausweg aus seinem Dilemma sein? Langsam bewegte er sich auf die offene Tür zu, immer dicht an die Mauer gepresst. Würde diese Tür seine Rettung werden?</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 svg:font-family="Arial"/>
    <style:font-face style:name="StarSymbol" svg:font-family="StarSymbol"/>
    <style:font-face style:name="Tahoma1" svg:font-family="Tahoma"/>
    <style:font-face style:name="Lucida Sans Unicode" svg:font-family="'Lucida Sans Unicode'" style:font-pitch="variable"/>
    <style:font-face style:name="Tahoma" svg:font-family="Tahoma" style:font-pitch="variable"/>
    <style:font-face style:name="Arial2" svg:font-family="Arial" style:font-family-generic="swiss" style:font-pitch="variable"/>
    <style:font-face style:name="Arial1" svg:font-family="Arial" style:font-adornments="Standard"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Arial" fo:font-size="11pt" fo:language="de" fo:country="D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1pt"/>
    </style:style>
    <style:style style:name="Text_20_body" style:display-name="Text body" style:family="paragraph" style:parent-style-name="Standard" style:class="text">
      <style:paragraph-properties fo:margin-top="0cm" fo:margin-bottom="0.212cm"/>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Arial2" fo:font-size="14pt" style:font-name-asian="Lucida Sans Unicode" style:font-size-asian="14pt" style:font-name-complex="Tahoma" style:font-size-complex="14pt"/>
    </style:style>
    <style:style style:name="Heading_20_5" style:display-name="Heading 5" style:family="paragraph" style:parent-style-name="Heading" style:next-style-name="Fließtext" style:class="text" style:master-page-name="">
      <style:paragraph-properties fo:margin-top="0cm" fo:margin-bottom="0.459cm" style:page-number="auto" fo:background-color="transparent">
        <style:tab-stops/>
        <style:background-image/>
      </style:paragraph-properties>
      <style:text-properties fo:font-size="10pt" fo:font-weight="bold" style:font-size-asian="85%" style:font-weight-asian="bold" style:font-size-complex="85%" style:font-weight-complex="bold"/>
    </style:style>
    <style:style style:name="Heading_20_7" style:display-name="Heading 7" style:family="paragraph" style:parent-style-name="Heading" style:next-style-name="Text_20_body" style:class="text">
      <style:paragraph-properties fo:margin-top="0cm" fo:margin-bottom="0.388cm" fo:line-height="0.388cm"/>
      <style:text-properties fo:font-size="9pt"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paragraph-properties fo:margin-top="0cm" fo:margin-bottom="0.388cm" fo:line-height="0.388cm"/>
      <style:text-properties fo:font-size="9pt" fo:font-weight="normal" style:font-size-asian="75%" style:font-weight-asian="bold" style:font-size-complex="75%" style:font-weight-complex="bold"/>
    </style:style>
    <style:style style:name="List" style:family="paragraph" style:parent-style-name="Text_20_body" style:class="list">
      <style:text-properties style:font-name="Arial" style:font-name-complex="Tahoma1"/>
    </style:style>
    <style:style style:name="Header" style:family="paragraph" style:parent-style-name="Standard" style:class="extra">
      <style:paragraph-properties text:number-lines="false" text:line-number="0">
        <style:tab-stops>
          <style:tab-stop style:position="8.137cm" style:type="center"/>
          <style:tab-stop style:position="16.275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137cm" style:type="center"/>
          <style:tab-stop style:position="16.275cm" style:type="right"/>
        </style:tab-stops>
      </style:paragraph-properties>
    </style:style>
    <style:style style:name="Footer" style:family="paragraph" style:parent-style-name="Standard" style:class="extra">
      <style:paragraph-properties text:number-lines="false" text:line-number="0">
        <style:tab-stops>
          <style:tab-stop style:position="8.899cm" style:type="center"/>
          <style:tab-stop style:position="17.7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899cm" style:type="center"/>
          <style:tab-stop style:position="17.7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style:font-name="Arial" fo:font-size="11pt" fo:font-style="italic" style:font-size-asian="10pt" style:font-style-asian="italic" style:font-name-complex="Tahoma1" style:font-size-complex="10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Arial"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801cm" style:type="right" style:leader-style="dotted" style:leader-text="."/>
        </style:tab-stops>
      </style:paragraph-properties>
    </style:style>
    <style:style style:name="LHM" style:family="paragraph">
      <style:paragraph-properties fo:line-height="0.459cm"/>
      <style:text-properties fo:font-size="13pt"/>
    </style:style>
    <style:style style:name="Adresse_5f_Empfänger" style:display-name="Adresse_Empfänger" style:family="paragraph">
      <style:paragraph-properties fo:line-height="0.459cm"/>
      <style:text-properties fo:font-size="11pt"/>
    </style:style>
    <style:style style:name="Schreiben" style:family="paragraph">
      <style:paragraph-properties fo:line-height="0.353cm"/>
      <style:text-properties fo:font-size="9pt"/>
    </style:style>
    <style:style style:name="Zeichen" style:family="paragraph">
      <style:paragraph-properties fo:line-height="0.353cm"/>
      <style:text-properties fo:font-size="9pt"/>
    </style:style>
    <style:style style:name="Datum" style:family="paragraph">
      <style:paragraph-properties fo:line-height="0.353cm"/>
      <style:text-properties fo:font-size="9pt"/>
    </style:style>
    <style:style style:name="Weisse_5f_Schrift" style:display-name="Weisse_Schrift" style:family="paragraph">
      <style:paragraph-properties fo:line-height="0.455cm"/>
      <style:text-properties fo:color="#ffffff" fo:font-size="12pt"/>
    </style:style>
    <style:style style:name="Seitenzahl" style:family="paragraph" style:parent-style-name="LHM">
      <style:paragraph-properties fo:margin-left="12.201cm" fo:margin-right="0cm" fo:line-height="0.353cm" fo:text-indent="0cm" style:auto-text-indent="false"/>
      <style:text-properties fo:font-size="9pt"/>
    </style:style>
    <style:style style:name="Verfasser" style:family="paragraph">
      <style:paragraph-properties fo:line-height="0.459cm"/>
      <style:text-properties fo:font-size="11pt"/>
    </style:style>
    <style:style style:name="Seite" style:family="paragraph">
      <style:paragraph-properties fo:margin-left="12.201cm" fo:margin-right="0cm" fo:line-height="0.349cm" fo:text-indent="0cm" style:auto-text-indent="false"/>
      <style:text-properties fo:font-size="9pt"/>
    </style:style>
    <style:style style:name="Fließtext" style:family="paragraph">
      <style:paragraph-properties fo:margin-top="0cm" fo:margin-bottom="0cm" fo:line-height="0.459cm"/>
      <style:text-properties fo:font-size="11pt"/>
    </style:style>
    <style:style style:name="Referat" style:family="paragraph" style:parent-style-name="Frame_20_contents" style:class="extra">
      <style:paragraph-properties fo:margin-top="0cm" fo:margin-bottom="0cm" fo:line-height="0.459cm"/>
      <style:text-properties fo:font-size="13pt" fo:font-weight="bold"/>
    </style:style>
    <style:style style:name="Zusatz_5f_Referat" style:display-name="Zusatz_Referat" style:family="paragraph">
      <style:paragraph-properties fo:line-height="0.459cm"/>
      <style:text-properties fo:font-size="11pt"/>
    </style:style>
    <style:style style:name="AnkerUndTabellenschutz" style:family="paragraph" style:next-style-name="Fließtext" style:class="text">
      <style:text-properties fo:font-size="2pt"/>
    </style:style>
    <style:style style:name="Adresse_5f_Angaben" style:display-name="Adresse_Angaben" style:family="paragraph" style:class="text">
      <style:paragraph-properties fo:line-height="0.353cm">
        <style:tab-stops>
          <style:tab-stop style:position="1.199cm"/>
        </style:tab-stops>
      </style:paragraph-properties>
      <style:text-properties fo:font-size="9pt"/>
    </style:style>
    <style:style style:name="Hauptabteilung_5f_Fachbereich" style:display-name="Hauptabteilung_Fachbereich" style:family="paragraph">
      <style:paragraph-properties fo:margin-left="0cm" fo:margin-right="0cm" fo:margin-top="0cm" fo:margin-bottom="0cm" fo:line-height="0.353cm" fo:text-indent="0cm" style:auto-text-indent="false"/>
      <style:text-properties fo:font-size="9pt" fo:font-weight="bold"/>
    </style:style>
    <style:style style:name="Hauptabteilung" style:family="paragraph" style:class="text">
      <style:paragraph-properties fo:line-height="0.353cm"/>
      <style:text-properties fo:font-size="9pt" fo:font-weight="bold"/>
    </style:style>
    <style:style style:name="Fensterzeile" style:family="paragraph">
      <style:paragraph-properties fo:line-height="0.25cm" fo:background-color="transparent" style:shadow="none">
        <style:background-image/>
      </style:paragraph-properties>
      <style:text-properties fo:font-size="6pt"/>
    </style:style>
    <style:style style:name="Fußzeile_5f_Wollmux" style:display-name="Fußzeile_Wollmux" style:family="paragraph">
      <style:paragraph-properties fo:line-height="0.282cm"/>
      <style:text-properties style:font-name="Arial1" fo:font-size="7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eading_20_1" style:display-name="Heading 1" style:family="paragraph" style:parent-style-name="Heading" style:next-style-name="Fließtext" style:class="text">
      <style:paragraph-properties fo:margin-top="0cm" fo:margin-bottom="0.6cm" fo:line-height="0.6cm"/>
      <style:text-properties fo:font-size="14pt" fo:font-weight="bold" style:font-size-asian="115%" style:font-weight-asian="bold" style:font-size-complex="115%" style:font-weight-complex="bold"/>
    </style:style>
    <style:style style:name="Heading_20_2" style:display-name="Heading 2" style:family="paragraph" style:parent-style-name="Heading" style:next-style-name="Fließtext" style:class="text">
      <style:paragraph-properties fo:margin-top="0cm" fo:margin-bottom="0.6cm" fo:line-height="0.6cm"/>
      <style:text-properties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Fließtext" style:class="text" style:master-page-name="">
      <style:paragraph-properties fo:margin-top="0cm" fo:margin-bottom="0.512cm" fo:line-height="0.512cm" style:page-number="auto"/>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Fließtext" style:class="text" style:master-page-name="">
      <style:paragraph-properties fo:margin-top="0cm" fo:margin-bottom="0.512cm" fo:line-height="0.512cm" style:page-number="auto"/>
      <style:text-properties fo:font-size="12pt" fo:font-style="normal" fo:font-weight="normal" style:font-size-asian="85%" style:font-style-asian="italic" style:font-weight-asian="bold" style:font-size-complex="85%" style:font-style-complex="italic" style:font-weight-complex="bold"/>
    </style:style>
    <style:style style:name="Heading_20_6" style:display-name="Heading 6" style:family="paragraph" style:parent-style-name="Heading" style:next-style-name="Fließtext" style:class="text">
      <style:paragraph-properties fo:margin-top="0cm" fo:margin-bottom="0.459cm" fo:line-height="0.459cm"/>
      <style:text-properties fo:font-size="10pt"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paragraph-properties fo:margin-top="0cm" fo:margin-bottom="0.388cm" fo:line-height="0.388cm"/>
      <style:text-properties fo:font-size="9pt" fo:font-weight="normal"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margin-top="0cm" fo:margin-bottom="0.388cm" fo:line-height="0.388cm"/>
      <style:text-properties fo:font-size="9pt" fo:font-weight="normal" style:font-size-asian="75%" style:font-weight-asian="bold" style:font-size-complex="75%" style:font-weight-complex="bold"/>
    </style:style>
    <style:style style:name="Addressee" style:family="paragraph" style:parent-style-name="Standard" style:class="extra">
      <style:paragraph-properties fo:margin-top="0cm" fo:margin-bottom="0.106cm" text:number-lines="false" text:line-number="0"/>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Bezeichnung_5f_Formular" style:display-name="Bezeichnung_Formular" style:family="paragraph">
      <style:paragraph-properties fo:line-height="0.46cm"/>
      <style:text-properties fo:font-size="13pt" fo:font-weight="bold"/>
    </style:style>
    <style:style style:name="WollMuxVerfuegungspunkt" style:family="paragraph" style:parent-style-name="Fließtext" style:next-style-name="Fließtext" style:class="text">
      <style:paragraph-properties fo:margin-left="0cm" fo:margin-right="0cm" fo:margin-top="0.46cm" fo:margin-bottom="0cm" fo:text-indent="-0.7cm" style:auto-text-indent="false">
        <style:tab-stops>
          <style:tab-stop style:position="0.7cm"/>
        </style:tab-stops>
      </style:paragraph-properties>
      <style:text-properties fo:font-weight="bold"/>
    </style:style>
    <style:style style:name="WollMuxVerfuegungspunkt1" style:family="paragraph" style:parent-style-name="WollMuxVerfuegungspunkt" style:class="text">
      <style:paragraph-properties fo:margin-left="0cm" fo:margin-right="0cm" fo:margin-top="0cm" fo:margin-bottom="0cm" style:line-height-at-least="0cm" fo:text-indent="0cm" style:auto-text-indent="false"/>
    </style:style>
    <style:style style:name="WollMuxVerfuegungspunktAbdruck" style:family="paragraph" style:parent-style-name="WollMuxVerfuegungspunkt" style:next-style-name="Fließtext" style:class="text">
      <style:text-properties fo:font-weight="normal"/>
    </style:style>
    <style:style style:name="WollMuxZuleitungszeile" style:family="paragraph" style:parent-style-name="Fließtext" style:next-style-name="Fließtext" style:class="text">
      <style:paragraph-properties>
        <style:tab-stops/>
      </style:paragraph-properties>
      <style:text-properties style:text-underline-style="solid" style:text-underline-width="auto" style:text-underline-color="font-color" fo:font-weight="bold"/>
    </style:style>
    <style:style style:name="Fax_5f_Beschriftung" style:display-name="Fax_Beschriftung" style:family="paragraph" style:master-page-name="">
      <style:paragraph-properties fo:margin-top="0cm" fo:margin-bottom="0.071cm" fo:line-height="0.388cm" style:page-number="auto"/>
      <style:text-properties fo:font-size="10pt"/>
    </style:style>
    <style:style style:name="kurzm_5f_angaben" style:display-name="kurzm_angaben" style:family="paragraph" style:auto-update="true">
      <style:paragraph-properties fo:margin-top="0cm" fo:margin-bottom="0.071cm" fo:line-height="0.39cm"/>
      <style:text-properties fo:font-size="9pt"/>
    </style:style>
    <style:style style:name="Sachleitende_20_Verfügung" style:display-name="Sachleitende Verfügung" style:family="paragraph">
      <style:paragraph-properties fo:margin-left="-0.6cm" fo:margin-right="0cm" fo:line-height="0.45cm" fo:text-indent="0cm" style:auto-text-indent="false" fo:background-color="transparent" style:shadow="none">
        <style:tab-stops/>
        <style:background-image/>
      </style:paragraph-properties>
      <style:text-properties fo:font-size="11pt" style:text-underline-style="none" fo:font-weight="bold"/>
    </style:style>
    <style:style style:name="Sachleitende_20_Verfügung_20_unterstrichen" style:display-name="Sachleitende Verfügung unterstrichen" style:family="paragraph">
      <style:text-properties fo:font-size="11pt" style:text-underline-style="solid" style:text-underline-width="auto" style:text-underline-color="font-color" fo:font-weight="bold"/>
    </style:style>
    <style:style style:name="Sachleitende_20_Verfügung_20_dünn" style:display-name="Sachleitende Verfügung dünn" style:family="paragraph">
      <style:text-properties fo:font-size="11pt"/>
    </style:style>
    <style:style style:name="WollMuxVerfuegungspunktMitZuleitung" style:family="paragraph" style:parent-style-name="WollMuxVerfuegungspunkt" style:next-style-name="Fließtext">
      <style:text-properties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ließtext" style:family="text">
      <style:text-properties style:font-name="Arial" fo:font-size="11pt" style:text-underline-style="none"/>
    </style:style>
    <style:style style:name="WollMuxRoemischeZiffer" style:family="text" style:parent-style-name="Fließtext">
      <style:text-properties fo:font-weight="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1.199cm" fo:margin-bottom="2.071cm" fo:margin-left="2.499cm" fo:margin-right="2.224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4.399cm" fo:margin-left="0cm" fo:margin-right="0cm" fo:margin-bottom="3.9cm" style:dynamic-spacing="false"/>
      </style:header-style>
      <style:footer-style/>
    </style:page-layout>
    <style:page-layout style:name="pm2">
      <style:page-layout-properties fo:page-width="20.999cm" fo:page-height="29.699cm" style:num-format="1" style:print-orientation="portrait" fo:margin-top="5.6cm" fo:margin-bottom="2.071cm" fo:margin-left="2.499cm" fo:margin-right="2.224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001cm" fo:page-height="29.7cm" style:num-format="1" style:print-orientation="portrait" fo:margin-top="1.199cm" fo:margin-bottom="2.071cm" fo:margin-left="2.499cm" fo:margin-right="2.221cm" style:shadow="none"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header-footer-properties svg:height="4.399cm" fo:margin-left="0cm" fo:margin-right="0cm" fo:margin-bottom="3.9cm" style:dynamic-spacing="false"/>
      </style:header-style>
      <style:footer-style/>
    </style:page-layout>
  </office:automatic-styles>
  <office:master-styles>
    <style:master-page style:name="Standard" style:page-layout-name="pm1">
      <style:header>
        <text:p text:style-name="Seite">Seite <text:page-number text:select-page="current">1</text:page-number> von <text:page-count>1</text:page-count></text:p>
      </style:header>
    </style:master-page>
    <style:master-page style:name="First_20_Page" style:display-name="First Page" style:page-layout-name="pm2" style:next-style-name="Standard"/>
    <style:master-page style:name="Wollmux_5f_2" style:display-name="Wollmux_2" style:page-layout-name="pm3">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8$Build-9364
  </meta:generator>
    <meta:initial-creator>Christoph Lutz</meta:initial-creator>
    <meta:creation-date>2008-12-03T12:49:35</meta:creation-date>
    <dc:creator>Christoph Lutz</dc:creator>
    <dc:date>2008-12-03T12:51:56</dc:date>
    <meta:editing-cycles>2</meta:editing-cycles>
    <meta:editing-duration>PT1S</meta:editing-duration>
    <meta:user-defined meta:name="Info 1"/>
    <meta:user-defined meta:name="Info 2"/>
    <meta:user-defined meta:name="Info 3"/>
    <meta:user-defined meta:name="Info 4"/>
    <meta:document-statistic meta:table-count="1" meta:image-count="2" meta:object-count="0" meta:page-count="1" meta:paragraph-count="31" meta:word-count="93" meta:character-count="723"/>
  </office:meta>
</office:document-meta>
</file>